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fTitre_20_Chapitre">
      <style:paragraph-properties>
        <style:tab-stops>
          <style:tab-stop style:position="19.606cm" style:type="right"/>
        </style:tab-stops>
      </style:paragraph-properties>
    </style:style>
    <style:style style:name="P2" style:family="paragraph" style:parent-style-name="Text_20_body" style:list-style-name="tfNum_20_1_29_">
      <style:text-properties officeooo:paragraph-rsid="00801358"/>
    </style:style>
    <style:style style:name="P3" style:family="paragraph" style:parent-style-name="Text_20_body" style:list-style-name="tfNum_20_1_29_">
      <style:paragraph-properties fo:margin-top="0.199cm" fo:margin-bottom="0.199cm" style:contextual-spacing="false"/>
    </style:style>
    <style:style style:name="P4" style:family="paragraph" style:parent-style-name="Text_20_body" style:list-style-name="tfNum_20_1_29_">
      <style:text-properties officeooo:paragraph-rsid="00abf6c7"/>
    </style:style>
    <style:style style:name="P5" style:family="paragraph" style:parent-style-name="Text_20_body" style:list-style-name="tfNum_20_1_29_">
      <style:text-properties officeooo:paragraph-rsid="00a00d9c"/>
    </style:style>
    <style:style style:name="P6" style:family="paragraph" style:parent-style-name="Text_20_body" style:list-style-name="tfNum_20_1_29_">
      <style:text-properties officeooo:paragraph-rsid="00b19049"/>
    </style:style>
    <style:style style:name="P7" style:family="paragraph" style:parent-style-name="Text_20_body" style:list-style-name="tfNum_20_1_29_">
      <loext:graphic-properties draw:fill-gradient-name="gradient" draw:fill-hatch-name="hatch"/>
      <style:paragraph-properties fo:margin-top="0cm" fo:margin-bottom="0cm" style:contextual-spacing="false"/>
      <style:text-properties officeooo:paragraph-rsid="00b4c123"/>
    </style:style>
    <style:style style:name="P8" style:family="paragraph" style:parent-style-name="Text_20_body" style:list-style-name="tfNum_20_a_29_">
      <loext:graphic-properties draw:fill-gradient-name="gradient" draw:fill-hatch-name="hatch"/>
      <style:paragraph-properties fo:margin-top="0cm" fo:margin-bottom="0cm" style:contextual-spacing="false"/>
      <style:text-properties officeooo:paragraph-rsid="00a684fa"/>
    </style:style>
    <style:style style:name="P9" style:family="paragraph" style:parent-style-name="Text_20_body" style:list-style-name="tfNum_20_a_29_">
      <loext:graphic-properties draw:fill-gradient-name="gradient" draw:fill-hatch-name="hatch"/>
      <style:paragraph-properties fo:margin-top="0cm" fo:margin-bottom="0cm" style:contextual-spacing="false"/>
      <style:text-properties officeooo:paragraph-rsid="00590753"/>
    </style:style>
    <style:style style:name="P10" style:family="paragraph" style:parent-style-name="Text_20_body" style:list-style-name="tfNum_20_a_29_">
      <loext:graphic-properties draw:fill-gradient-name="gradient" draw:fill-hatch-name="hatch"/>
      <style:paragraph-properties fo:margin-top="0cm" fo:margin-bottom="0cm" style:contextual-spacing="false"/>
      <style:text-properties officeooo:paragraph-rsid="0082a3f4"/>
    </style:style>
    <style:style style:name="P11" style:family="paragraph" style:parent-style-name="Text_20_body" style:list-style-name="tfNum_20_a_29_">
      <loext:graphic-properties draw:fill-gradient-name="gradient" draw:fill-hatch-name="hatch"/>
      <style:paragraph-properties fo:margin-top="0cm" fo:margin-bottom="0cm" style:contextual-spacing="false">
        <style:tab-stops/>
      </style:paragraph-properties>
      <style:text-properties officeooo:paragraph-rsid="00a684fa"/>
    </style:style>
    <style:style style:name="P12" style:family="paragraph" style:parent-style-name="Text_20_body" style:list-style-name="tfNum_20_a_29_">
      <loext:graphic-properties draw:fill-gradient-name="gradient" draw:fill-hatch-name="hatch"/>
      <style:paragraph-properties fo:margin-top="0cm" fo:margin-bottom="0cm" style:contextual-spacing="false">
        <style:tab-stops/>
      </style:paragraph-properties>
      <style:text-properties officeooo:paragraph-rsid="00a80171"/>
    </style:style>
    <style:style style:name="P13" style:family="paragraph" style:parent-style-name="Text_20_body" style:list-style-name="tfNum_20_a_29_">
      <loext:graphic-properties draw:fill-gradient-name="gradient" draw:fill-hatch-name="hatch"/>
      <style:paragraph-properties fo:margin-top="0cm" fo:margin-bottom="0cm" style:contextual-spacing="false">
        <style:tab-stops/>
      </style:paragraph-properties>
      <style:text-properties officeooo:paragraph-rsid="00a9a611"/>
    </style:style>
    <style:style style:name="P14" style:family="paragraph" style:parent-style-name="tfTitre_20_I_29_">
      <style:text-properties officeooo:paragraph-rsid="00a4432b"/>
    </style:style>
    <style:style style:name="P15" style:family="paragraph" style:parent-style-name="tfTitre_20_I_29_">
      <style:text-properties fo:font-variant="normal" fo:text-transform="none" style:font-name="Arial3" fo:font-size="18pt" fo:font-style="italic" fo:font-weight="bold" officeooo:rsid="00abf6c7" officeooo:paragraph-rsid="00abf6c7" style:font-size-asian="20pt" style:font-weight-asian="bold" style:font-size-complex="20pt" style:font-weight-complex="bold"/>
    </style:style>
    <style:style style:name="T1" style:family="text">
      <style:text-properties officeooo:rsid="00590753"/>
    </style:style>
    <style:style style:name="T2" style:family="text">
      <style:text-properties officeooo:rsid="005970fa"/>
    </style:style>
    <style:style style:name="T3" style:family="text">
      <style:text-properties officeooo:rsid="0059e797"/>
    </style:style>
    <style:style style:name="T4" style:family="text">
      <style:text-properties officeooo:rsid="005d3f6b"/>
    </style:style>
    <style:style style:name="T5" style:family="text">
      <style:text-properties officeooo:rsid="005ecf8a"/>
    </style:style>
    <style:style style:name="T6" style:family="text">
      <style:text-properties officeooo:rsid="0060c429"/>
    </style:style>
    <style:style style:name="T7" style:family="text">
      <style:text-properties officeooo:rsid="00637e1a"/>
    </style:style>
    <style:style style:name="T8" style:family="text">
      <style:text-properties officeooo:rsid="006d7ce8"/>
    </style:style>
    <style:style style:name="T9" style:family="text">
      <style:text-properties officeooo:rsid="007509a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d3f6b" style:font-weight-asian="bold" style:font-weight-complex="bold"/>
    </style:style>
    <style:style style:name="T12" style:family="text">
      <style:text-properties fo:font-weight="bold" officeooo:rsid="006d7ce8" style:font-weight-asian="bold" style:font-weight-complex="bold"/>
    </style:style>
    <style:style style:name="T13" style:family="text">
      <style:text-properties fo:font-weight="bold" officeooo:rsid="00b19049" style:font-weight-asian="bold" style:font-weight-complex="bold"/>
    </style:style>
    <style:style style:name="T14" style:family="text">
      <style:text-properties fo:font-weight="bold" officeooo:rsid="009fdd85" style:font-weight-asian="bold" style:font-weight-complex="bold"/>
    </style:style>
    <style:style style:name="T15" style:family="text">
      <style:text-properties officeooo:rsid="0076f778"/>
    </style:style>
    <style:style style:name="T16" style:family="text">
      <style:text-properties officeooo:rsid="007d8868"/>
    </style:style>
    <style:style style:name="T17" style:family="text">
      <style:text-properties officeooo:rsid="00801358"/>
    </style:style>
    <style:style style:name="T18" style:family="text">
      <style:text-properties officeooo:rsid="00856d74"/>
    </style:style>
    <style:style style:name="T19" style:family="text">
      <style:text-properties officeooo:rsid="00880488"/>
    </style:style>
    <style:style style:name="T20" style:family="text">
      <style:text-properties officeooo:rsid="008843c4"/>
    </style:style>
    <style:style style:name="T21" style:family="text">
      <style:text-properties style:font-name="Arial" fo:font-size="12pt" fo:font-style="normal" fo:font-weight="normal" style:font-size-asian="12pt" style:font-style-asian="normal" style:font-weight-asian="normal"/>
    </style:style>
    <style:style style:name="T22" style:family="text">
      <style:text-properties style:font-name="Arial" fo:font-size="12pt" fo:font-style="normal" fo:font-weight="normal" officeooo:rsid="00801358" style:font-size-asian="12pt" style:font-style-asian="normal" style:font-weight-asian="normal"/>
    </style:style>
    <style:style style:name="T23" style:family="text">
      <style:text-properties style:font-name="Arial" fo:font-size="12pt" fo:font-style="normal" fo:font-weight="normal" officeooo:rsid="0081b183" style:font-size-asian="12pt" style:font-style-asian="normal" style:font-weight-asian="normal"/>
    </style:style>
    <style:style style:name="T24" style:family="text">
      <style:text-properties officeooo:rsid="008e792a"/>
    </style:style>
    <style:style style:name="T25" style:family="text">
      <style:text-properties officeooo:rsid="008f7e11"/>
    </style:style>
    <style:style style:name="T26" style:family="text">
      <style:text-properties officeooo:rsid="008fe128"/>
    </style:style>
    <style:style style:name="T27" style:family="text">
      <style:text-properties officeooo:rsid="00908a44"/>
    </style:style>
    <style:style style:name="T28" style:family="text">
      <style:text-properties officeooo:rsid="00977001"/>
    </style:style>
    <style:style style:name="T29" style:family="text">
      <style:text-properties officeooo:rsid="00985b16"/>
    </style:style>
    <style:style style:name="T30" style:family="text">
      <style:text-properties officeooo:rsid="009a400f"/>
    </style:style>
    <style:style style:name="T31" style:family="text">
      <style:text-properties style:font-name="Arial4" officeooo:rsid="009a70f6" style:font-size-asian="10.5pt"/>
    </style:style>
    <style:style style:name="T32" style:family="text">
      <style:text-properties style:font-name="Arial4" officeooo:rsid="00590753" style:font-size-asian="10.5pt"/>
    </style:style>
    <style:style style:name="T33" style:family="text">
      <style:text-properties style:font-name="Arial4" officeooo:rsid="00801358" style:font-size-asian="10.5pt"/>
    </style:style>
    <style:style style:name="T34" style:family="text">
      <style:text-properties style:font-name="Arial4" officeooo:rsid="0081b183" style:font-size-asian="10.5pt"/>
    </style:style>
    <style:style style:name="T35" style:family="text">
      <style:text-properties style:font-name="Arial4" officeooo:rsid="009acb5c" style:font-size-asian="10.5pt"/>
    </style:style>
    <style:style style:name="T36" style:family="text">
      <style:text-properties style:font-name="Arial4" officeooo:rsid="009b39f0" style:font-size-asian="10.5pt"/>
    </style:style>
    <style:style style:name="T37" style:family="text">
      <style:text-properties style:font-name="Arial4" officeooo:rsid="009e8753" style:font-size-asian="10.5pt"/>
    </style:style>
    <style:style style:name="T38" style:family="text">
      <style:text-properties style:font-name="Arial4" officeooo:rsid="009eaea4" style:font-size-asian="10.5pt"/>
    </style:style>
    <style:style style:name="T39" style:family="text">
      <style:text-properties style:font-name="Arial4" officeooo:rsid="00977001" style:font-size-asian="10.5pt"/>
    </style:style>
    <style:style style:name="T40" style:family="text">
      <style:text-properties style:font-name="Arial4" officeooo:rsid="00908a44" style:font-size-asian="10.5pt"/>
    </style:style>
    <style:style style:name="T41" style:family="text">
      <style:text-properties style:font-name="Arial4" officeooo:rsid="008fe128" style:font-size-asian="10.5pt"/>
    </style:style>
    <style:style style:name="T42" style:family="text">
      <style:text-properties style:font-name="Arial4" officeooo:rsid="009fdd85" style:font-size-asian="10.5pt"/>
    </style:style>
    <style:style style:name="T43" style:family="text">
      <style:text-properties style:font-name="Arial4" officeooo:rsid="00a00d9c" style:font-size-asian="10.5pt"/>
    </style:style>
    <style:style style:name="T44" style:family="text">
      <style:text-properties style:font-name="Arial4" officeooo:rsid="00a57539" style:font-size-asian="10.5pt"/>
    </style:style>
    <style:style style:name="T45" style:family="text">
      <style:text-properties style:font-name="Arial4" officeooo:rsid="00a4432b" style:font-size-asian="10.5pt"/>
    </style:style>
    <style:style style:name="T46" style:family="text">
      <style:text-properties style:font-name="Arial4" officeooo:rsid="00a80171" style:font-size-asian="10.5pt"/>
    </style:style>
    <style:style style:name="T47" style:family="text">
      <style:text-properties style:font-name="Arial4" officeooo:rsid="00a8d750" style:font-size-asian="10.5pt"/>
    </style:style>
    <style:style style:name="T48" style:family="text">
      <style:text-properties style:font-name="Arial4" officeooo:rsid="00a9a611" style:font-size-asian="10.5pt"/>
    </style:style>
    <style:style style:name="T49" style:family="text">
      <style:text-properties style:font-name="Arial4" officeooo:rsid="00ab2ea4" style:font-size-asian="10.5pt"/>
    </style:style>
    <style:style style:name="T50" style:family="text">
      <style:text-properties style:font-name="Arial4" officeooo:rsid="00ad69c6" style:font-size-asian="10.5pt"/>
    </style:style>
    <style:style style:name="T51" style:family="text">
      <style:text-properties style:font-name="Arial4" officeooo:rsid="00ae264a" style:font-size-asian="10.5pt"/>
    </style:style>
    <style:style style:name="T52" style:family="text">
      <style:text-properties style:font-name="Arial4" officeooo:rsid="00afa91a" style:font-size-asian="10.5pt"/>
    </style:style>
    <style:style style:name="T53" style:family="text">
      <style:text-properties style:font-name="Arial4" officeooo:rsid="00b0f237" style:font-size-asian="10.5pt"/>
    </style:style>
    <style:style style:name="T54" style:family="text">
      <style:text-properties style:font-name="Arial4" officeooo:rsid="00b11d85" style:font-size-asian="10.5pt"/>
    </style:style>
    <style:style style:name="T55" style:family="text">
      <style:text-properties style:font-name="Arial4" officeooo:rsid="00b2decd" style:font-size-asian="10.5pt"/>
    </style:style>
    <style:style style:name="T56" style:family="text">
      <style:text-properties officeooo:rsid="009acb5c"/>
    </style:style>
    <style:style style:name="T57" style:family="text">
      <style:text-properties officeooo:rsid="009c8d30"/>
    </style:style>
    <style:style style:name="T58" style:family="text">
      <style:text-properties officeooo:rsid="009e8753"/>
    </style:style>
    <style:style style:name="T59" style:family="text">
      <style:text-properties officeooo:rsid="009eaea4"/>
    </style:style>
    <style:style style:name="T60" style:family="text">
      <style:text-properties officeooo:rsid="009fdd85"/>
    </style:style>
    <style:style style:name="T61" style:family="text">
      <style:text-properties fo:color="#069a2e" loext:opacity="100%"/>
    </style:style>
    <style:style style:name="T62" style:family="text">
      <style:text-properties fo:color="#069a2e" loext:opacity="100%" officeooo:rsid="009fdd85"/>
    </style:style>
    <style:style style:name="T63" style:family="text">
      <style:text-properties officeooo:rsid="00a00d9c"/>
    </style:style>
    <style:style style:name="T64" style:family="text">
      <style:text-properties officeooo:rsid="00a1e73c"/>
    </style:style>
    <style:style style:name="T65" style:family="text">
      <style:text-properties officeooo:rsid="00a4432b"/>
    </style:style>
    <style:style style:name="T66" style:family="text">
      <style:text-properties fo:font-variant="normal" fo:text-transform="none" style:font-name="Arial3" fo:font-size="18pt" fo:font-style="italic" fo:font-weight="bold" officeooo:rsid="00a4432b" style:font-size-asian="20pt" style:font-weight-asian="bold" style:font-size-complex="20pt" style:font-weight-complex="bold"/>
    </style:style>
    <style:style style:name="T67" style:family="text">
      <style:text-properties fo:font-variant="normal" fo:text-transform="none" style:font-name="Arial3" fo:font-size="18pt" fo:font-style="italic" fo:font-weight="bold" officeooo:rsid="00a80171" style:font-size-asian="20pt" style:font-weight-asian="bold" style:font-size-complex="20pt" style:font-weight-complex="bold"/>
    </style:style>
    <style:style style:name="T68" style:family="text">
      <style:text-properties officeooo:rsid="00ad69c6"/>
    </style:style>
    <style:style style:name="T69" style:family="text">
      <style:text-properties officeooo:rsid="00add47b"/>
    </style:style>
    <style:style style:name="T70" style:family="text">
      <style:text-properties officeooo:rsid="00b0f237"/>
    </style:style>
    <style:style style:name="T71" style:family="text">
      <style:text-properties officeooo:rsid="00b11d85"/>
    </style:style>
    <style:style style:name="T72" style:family="text">
      <style:text-properties officeooo:rsid="00b19049"/>
    </style:style>
    <style:style style:name="T73" style:family="text">
      <style:text-properties style:font-name="Courier New" officeooo:rsid="00b19049"/>
    </style:style>
    <style:style style:name="T74" style:family="text">
      <style:text-properties style:font-name="Courier New" fo:font-weight="bold" officeooo:rsid="00b19049" style:font-weight-asian="bold" style:font-weight-complex="bold"/>
    </style:style>
    <style:style style:name="T75" style:family="text">
      <style:text-properties officeooo:rsid="00b4c1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R <text:span text:style-name="T16">un</text:span> TEXTE EN BINAIRE<text:tab/><text:span text:style-name="T30">5.1</text:span></text:p>
      <text:list xml:id="list848836497" text:style-name="tfNum_20_I_29_">
        <text:list-item>
          <text:p text:style-name="P14"><text:span text:style-name="T66">Latin1 </text:span><text:span text:style-name="T67">vs </text:span><text:span text:style-name="T66">Utf8</text:span></text:p>
        </text:list-item>
      </text:list>
      <text:list xml:id="list1202820836" text:style-name="tfNum_20_1_29_">
        <text:list-item>
          <text:p text:style-name="P2">On veut écrire <text:span text:style-name="T12">sur deux lignes</text:span><text:span text:style-name="T8"> le</text:span><text:span text:style-name="T24">s 3 mots</text:span><text:span text:style-name="T8"> ci-dessous :<text:line-break/></text:span><text:span text:style-name="Couleur"><text:span text:style-name="T21">Le Père</text:span></text:span><text:span text:style-name="Couleur"><text:span text:style-name="T22"><text:line-break/></text:span></text:span><text:span text:style-name="Couleur"><text:span text:style-name="T23">Noël</text:span></text:span></text:p>
        </text:list-item>
      </text:list>
      <text:list xml:id="list3981044976" text:style-name="tfNum_20_a_29_">
        <text:list-item>
          <text:list>
            <text:list-item>
              <text:list>
                <text:list-item>
                  <text:list>
                    <text:list-item>
                      <text:p text:style-name="P8">Peut-on coder ce<text:span text:style-name="T1">s caractères</text:span> en <text:span text:style-name="T46">A</text:span><text:span text:style-name="T1">scii</text:span> ? en <text:span text:style-name="T46">I</text:span><text:span text:style-name="T1">so</text:span>8859-<text:span text:style-name="T1">1 ?</text:span> en <text:span text:style-name="T46">U</text:span>tf8 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T29">A l’aide uniquement </text:span><text:span text:style-name="T37">de la table </text:span><text:span text:style-name="T46">I</text:span><text:span text:style-name="T33">so8859-1 </text:span><text:span text:style-name="T37">du cours</text:span><text:span text:style-name="T29">,</text:span> <text:span text:style-name="T70">en</text:span><text:span text:style-name="T3">coder </text:span><text:span text:style-name="T68">les caractères de </text:span><text:span text:style-name="T3">ces 2</text:span> ligne<text:span text:style-name="T3">s</text:span> <text:span text:style-name="T37">en</text:span><text:span text:style-name="T57"> nombre</text:span><text:span text:style-name="T58">s</text:span><text:span text:style-name="T57"> hexadécimaux (sans omettre de coder le saut de ligne)</text:span>.</text:p>
        </text:list-item>
        <text:list-item>
          <text:p text:style-name="P12"><text:span text:style-name="T69">Avec</text:span><text:span text:style-name="T17"> </text:span><text:span text:style-name="T31">le convertisseur en ligne </text:span><text:a xlink:type="simple" xlink:href="https://www.rapidtables.com/convert/number/hex-to-ascii.html" text:style-name="Internet_20_link" text:visited-style-name="Visited_20_Internet_20_Link"><text:span text:style-name="T31">https://www.rapidtables.com/convert/number/hex-to-ascii.html</text:span></text:a><text:span text:style-name="T33">, </text:span><text:span text:style-name="T51">choisir </text:span><text:span text:style-name="T52">comme encodage </text:span><text:span text:style-name="T31">« </text:span><text:span text:style-name="T37">ISO-8859-1</text:span><text:span text:style-name="T31"> » </text:span><text:span text:style-name="T52">et saisir les nombres hexadécimaux trouvés ci-dessus.<text:line-break/>L</text:span><text:span text:style-name="T34">e texte affiché correspond-</text:span><text:span text:style-name="T35">il</text:span><text:span text:style-name="T34"> à ce que l’on souhaite </text:span><text:span text:style-name="T32">?</text:span></text:p>
        </text:list-item>
        <text:list-item>
          <text:p text:style-name="P13"><text:span text:style-name="T32">O</text:span><text:span text:style-name="T45">uvrez l’application « </text:span><text:span text:style-name="T50">Geany</text:span><text:span text:style-name="T45"> » de votre chromebook, écrivez « Le Père Noël » sur deux lignes, enregistrez </text:span><text:span text:style-name="T44">ce texte dans un fichier et </text:span><text:span text:style-name="T47">ré</text:span><text:span text:style-name="T44">ouvrez </text:span><text:span text:style-name="T50">ce fichier</text:span><text:span text:style-name="T47"> </text:span><text:span text:style-name="T44">avec l’éditeur hexadécima</text:span><text:span text:style-name="T48">l</text:span><text:span text:style-name="T31"> :</text:span><text:span text:style-name="T44"> </text:span><text:a xlink:type="simple" xlink:href="https://hexed.it/" text:style-name="Internet_20_link" text:visited-style-name="Visited_20_Internet_20_Link"><text:span text:style-name="T44">https://hexed.it</text:span></text:a><text:span text:style-name="T44">. </text:span><text:span text:style-name="T53">Comparer les nombres hexadécimaux affichés par hexedit avec ceux trouvés tout à l’heure. </text:span><text:span text:style-name="T44">L’application </text:span><text:span text:style-name="T50">Geany</text:span><text:span text:style-name="T44"> a utilisé quel encodage ? Comment a été encodé le saut de ligne ?</text:span></text:p>
        </text:list-item>
      </text:list>
      <text:list xml:id="list210035087066402" text:continue-list="list1202820836" text:style-name="tfNum_20_1_29_">
        <text:list-item>
          <text:p text:style-name="P3">Le premier mot de la Bible est « <text:span text:style-name="Couleur"><text:span text:style-name="T61">בראשית</text:span></text:span> ». En hébreu, cela veut dire « au commencement » et cela s'écrit de la droite vers la gauche avec les lettres beth, resh, aleph, shin, yud et tav.</text:p>
        </text:list-item>
      </text:list>
      <text:list xml:id="list210033960665021" text:continue-list="list3981044976" text:style-name="tfNum_20_a_29_">
        <text:list-item text:start-value="1">
          <text:p text:style-name="P9">Peut-on coder ce<text:span text:style-name="T1">s caractères</text:span> en a<text:span text:style-name="T1">scii</text:span> ? en <text:span text:style-name="T1">iso</text:span>8859-<text:span text:style-name="T1">1 ?</text:span> en utf8 ?</text:p>
        </text:list-item>
        <text:list-item>
          <text:p text:style-name="P9"><text:span text:style-name="T1">C</text:span>hercher sur <text:a xlink:type="simple" xlink:href="https://utf8-chartable.de/" text:style-name="Internet_20_link" text:visited-style-name="Visited_20_Internet_20_Link"><text:span text:style-name="T49">https://utf8-chartable.de</text:span></text:a> par quel<text:span text:style-name="T1">s</text:span> nombre<text:span text:style-name="T1">s</text:span> hexadécimaux coder <text:span text:style-name="T1">ces caractères </text:span>en utf-8 ?</text:p>
        </text:list-item>
        <text:list-item>
          <text:p text:style-name="P10"><text:span text:style-name="T29">R</text:span><text:span text:style-name="T56">ecopier</text:span><text:span text:style-name="T29"> ces nombres </text:span><text:span text:style-name="T37">dans</text:span><text:span text:style-name="T35"> le convertisseur </text:span><text:span text:style-name="T36">en ligne </text:span><text:span text:style-name="T55">rapidtables </text:span><text:span text:style-name="T37">ci-dessus.</text:span><text:span text:style-name="T1"><text:line-break/>E</text:span><text:span text:style-name="T71">n choisissant le bon encodage, e</text:span>st-ce que « <text:span text:style-name="Couleur">בראשית</text:span> » est affich<text:span text:style-name="T2">é correctement ?</text:span></text:p>
        </text:list-item>
      </text:list>
      <text:p text:style-name="Standard"/>
      <text:list xml:id="list210035103242396" text:continue-list="list848836497" text:style-name="tfNum_20_I_29_">
        <text:list-item>
          <text:p text:style-name="P15">Point de code Unicode vs encodage Utf8</text:p>
        </text:list-item>
      </text:list>
      <text:list xml:id="list210034321263461" text:continue-list="list210035087066402" text:style-name="tfNum_20_1_29_">
        <text:list-item text:start-value="1">
          <text:p text:style-name="P6"><text:span text:style-name="T72">En tapant dans la console python : </text:span><text:span text:style-name="T74">help(chr)</text:span><text:span text:style-name="T72"> puis </text:span><text:span text:style-name="T74">help(ord)</text:span><text:span text:style-name="T72">,</text:span><text:span text:style-name="T4"> </text:span><text:span text:style-name="T72">déterminer</text:span><text:span text:style-name="T18"> </text:span><text:span text:style-name="T4">ce qu</text:span>e font <text:span text:style-name="T7">l</text:span>es fonction<text:span text:style-name="T4">s chr() et ord(). </text:span><text:span text:style-name="T72">En déduire</text:span> le<text:span text:style-name="T19">s points de code</text:span> <text:span text:style-name="T6">Unicode</text:span> des <text:span text:style-name="T65">trois </text:span>caractères suivants : <text:span text:style-name="T6">@ ù £</text:span></text:p>
        </text:list-item>
        <text:list-item>
          <text:p text:style-name="P4"><text:span text:style-name="T6">Écrire</text:span><text:span text:style-name="T60"> un </text:span><text:span text:style-name="T5">script Python </text:span><text:span text:style-name="T60">qui affiche le</text:span><text:span text:style-name="T20">s 50 premières lignes de 16 caractères de la table</text:span><text:span text:style-name="T60"> </text:span><text:span text:style-name="T9">Unicode.<text:line-break/></text:span><text:span text:style-name="T15">Pourquoi y a-t-il des « trous » dans certaines des lignes de </text:span><text:span text:style-name="T19">16</text:span><text:span text:style-name="T15"> caractères ?</text:span></text:p>
        </text:list-item>
        <text:list-item>
          <text:p text:style-name="P4"><text:span text:style-name="T60">En grec, le mot « eau » se dit « </text:span><text:span text:style-name="T62">νερό</text:span><text:span text:style-name="T60"> ». </text:span><text:span text:style-name="T64">A </text:span><text:span text:style-name="T60">l'aide de la console python, déterminer </text:span><text:span text:style-name="T26">le</text:span><text:span text:style-name="T27">s</text:span><text:span text:style-name="T26"> point</text:span><text:span text:style-name="T27">s</text:span><text:span text:style-name="T26"> de code </text:span><text:span text:style-name="T59">Unicode </text:span><text:span text:style-name="T64">de ces </text:span><text:span text:style-name="T60">4 lettres grecques </text:span><text:span text:style-name="T14">en binaire</text:span><text:span text:style-name="T27">.</text:span></text:p>
        </text:list-item>
        <text:list-item>
          <text:p text:style-name="P5"><text:span text:style-name="T38">En </text:span><text:span text:style-name="T42">vous appuyant sur votre cours, en </text:span><text:span text:style-name="T38">déduire</text:span><text:span text:style-name="T39"> </text:span><text:span text:style-name="T40">le</text:span><text:span text:style-name="T42">s</text:span><text:span text:style-name="T41"> encodage</text:span><text:span text:style-name="T40">s</text:span><text:span text:style-name="T41"> </text:span><text:span text:style-name="T60">de ces lettres </text:span><text:span text:style-name="T28">en </text:span><text:span text:style-name="T42">UTF8</text:span><text:span text:style-name="T4">.</text:span></text:p>
        </text:list-item>
        <text:list-item>
          <text:p text:style-name="P7"><text:span text:style-name="T29">R</text:span><text:span text:style-name="T56">ecopier</text:span><text:span text:style-name="T29"> ces nombres </text:span><text:span text:style-name="T75">binaires </text:span><text:span text:style-name="T37">dans</text:span><text:span text:style-name="T35"> le convertisseur </text:span><text:span text:style-name="T36">en ligne </text:span><text:span text:style-name="T55">rapidtables </text:span><text:span text:style-name="T37">ci-dessus.</text:span><text:span text:style-name="T1"><text:line-break/>E</text:span><text:span text:style-name="T71">n choisissant le bon encodage, e</text:span><text:span text:style-name="T1">st-ce que</text:span> <text:span text:style-name="T60">« </text:span><text:span text:style-name="T62">νερό</text:span><text:span text:style-name="T60"> »</text:span> est affich<text:span text:style-name="T2">é correctement 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4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2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2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1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.499cm" fo:margin-bottom="0.499cm" style:contextual-spacing="false" fo:padding="0cm" fo:border="none" style:shadow="none" style:writing-mode="page"/>
      <style:text-properties fo:font-variant="normal" fo:text-transform="none" style:font-name="Arial3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1" fo:font-family="Arial" style:font-family-generic="swiss" style:font-pitch="variable" fo:font-size="18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99cm" style:contextual-spacing="false" style:page-number="auto" fo:padding="0cm" fo:border="none" style:shadow="none" style:writing-mode="page"/>
      <style:text-properties fo:font-variant="normal" fo:text-transform="none" style:font-name="Arial1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uleur" style:family="text">
      <style:text-properties fo:color="#069a2e" loext:opacity="100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11-09T21:00:33.248240477</dc:date>
    <meta:editing-duration>PT13H41M46S</meta:editing-duration>
    <meta:editing-cycles>116</meta:editing-cycles>
    <meta:document-statistic meta:table-count="0" meta:image-count="0" meta:object-count="0" meta:page-count="1" meta:paragraph-count="17" meta:word-count="401" meta:character-count="2276" meta:non-whitespace-character-count="1908"/>
  </office:meta>
</office:document-meta>
</file>